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27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1.5091in"/>
    </style:style>
    <style:style style:name="co6" style:family="table-column">
      <style:table-column-properties fo:break-before="auto" style:column-width="1.405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inese Part Suppl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lder Panel Parts</text:p>
          </table:table-cell>
          <table:table-cell table:style-name="ce2" table:number-columns-repeated="8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rice @ 1</text:p>
          </table:table-cell>
          <table:table-cell table:style-name="ce2" office:value-type="string" calcext:value-type="string">
            <text:p>Price @ 250</text:p>
          </table:table-cell>
          <table:table-cell table:style-name="ce2" office:value-type="string" calcext:value-type="string">
            <text:p>Qty Req Per Circuit</text:p>
          </table:table-cell>
          <table:table-cell table:style-name="ce2" office:value-type="string" calcext:value-type="string">
            <text:p>total cost @1</text:p>
          </table:table-cell>
          <table:table-cell table:style-name="ce2" office:value-type="string" calcext:value-type="string">
            <text:p>total cost @250</text:p>
          </table:table-cell>
          <table:table-cell table:style-name="ce4" office:value-type="string" calcext:value-type="string">
            <text:p>Through Hole or SM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4793" calcext:value-type="float">
            <text:p>0.4793</text:p>
          </table:table-cell>
          <table:table-cell office:value-type="float" office:value="1" calcext:value-type="float">
            <text:p>1</text:p>
          </table:table-cell>
          <table:table-cell table:formula="of:=[.B4]*[.$D4]" office:value-type="float" office:value="0.7791" calcext:value-type="float">
            <text:p>0.7791</text:p>
          </table:table-cell>
          <table:table-cell table:formula="of:=[.C4]*[.$D4]" office:value-type="float" office:value="0.4793" calcext:value-type="float">
            <text:p>0.479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357816.html" xlink:type="simple">https://www.lcsc.com/product-detail/C357816.html</text:a></text:p>
          </table:table-cell>
          <table:table-cell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74" calcext:value-type="float">
            <text:p>0.74</text:p>
          </table:table-cell>
          <table:table-cell office:value-type="float" office:value="0.0287" calcext:value-type="float">
            <text:p>0.0287</text:p>
          </table:table-cell>
          <table:table-cell office:value-type="float" office:value="1" calcext:value-type="float">
            <text:p>1</text:p>
          </table:table-cell>
          <table:table-cell table:formula="of:=[.B5]*[.$D5]" office:value-type="float" office:value="0.74" calcext:value-type="float">
            <text:p>0.74</text:p>
          </table:table-cell>
          <table:table-cell table:formula="of:=[.C5]*[.$D5]" office:value-type="float" office:value="0.0287" calcext:value-type="float">
            <text:p>0.028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2858537.html" xlink:type="simple">https://www.lcsc.com/product-detail/C2858537.html</text:a></text:p>
          </table:table-cell>
          <table:table-cell office:value-type="string" calcext:value-type="string">
            <text:p>Min buy is 20, so Price @1 is for 20 caps</text:p>
          </table:table-cell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0.48" calcext:value-type="float">
            <text:p>0.48</text:p>
          </table:table-cell>
          <table:table-cell office:value-type="float" office:value="0.0384" calcext:value-type="float">
            <text:p>0.0384</text:p>
          </table:table-cell>
          <table:table-cell office:value-type="float" office:value="1" calcext:value-type="float">
            <text:p>1</text:p>
          </table:table-cell>
          <table:table-cell table:formula="of:=[.B6]*[.$D6]" office:value-type="float" office:value="0.48" calcext:value-type="float">
            <text:p>0.48</text:p>
          </table:table-cell>
          <table:table-cell table:formula="of:=[.C6]*[.$D6]" office:value-type="float" office:value="0.0384" calcext:value-type="float">
            <text:p>0.038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3019055.html" xlink:type="simple">https://www.lcsc.com/product-detail/C3019055.html</text:a></text:p>
          </table:table-cell>
          <table:table-cell office:value-type="string" calcext:value-type="string">
            <text:p><text:span text:style-name="T2">Min buy is</text:span> 10, so Price @1 is for 10 caps</text:p>
          </table:table-cell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45" calcext:value-type="float">
            <text:p>0.45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formula="of:=[.B7]*[.$D7]" office:value-type="float" office:value="0.45" calcext:value-type="float">
            <text:p>0.45</text:p>
          </table:table-cell>
          <table:table-cell table:formula="of:=[.C7]*[.$D7]" office:value-type="float" office:value="0.036" calcext:value-type="float">
            <text:p>0.03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88726.html" xlink:type="simple">https://www.lcsc.com/product-detail/C88726.html</text:a></text:p>
          </table:table-cell>
          <table:table-cell office:value-type="string" calcext:value-type="string">
            <text:p><text:span text:style-name="T2">Min buy is</text:span> 10, so Price @1 is for 10 caps</text:p>
          </table:table-cell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49" calcext:value-type="float">
            <text:p>0.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8" calcext:value-type="float">
            <text:p>8</text:p>
          </table:table-cell>
          <table:table-cell table:formula="of:=[.B8]*[.$D8]" office:value-type="float" office:value="3.92" calcext:value-type="float">
            <text:p>3.92</text:p>
          </table:table-cell>
          <table:table-cell table:formula="of:=[.C8]*[.$D8]" office:value-type="float" office:value="0.0784" calcext:value-type="float">
            <text:p>0.078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19323.html" xlink:type="simple">https://www.lcsc.com/product-detail/C119323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7K Ohm Res</text:p>
          </table:table-cell>
          <table:table-cell office:value-type="float" office:value="0.52" calcext:value-type="float">
            <text:p>0.52</text:p>
          </table:table-cell>
          <table:table-cell office:value-type="float" office:value="0.0207" calcext:value-type="float">
            <text:p>0.0207</text:p>
          </table:table-cell>
          <table:table-cell office:value-type="float" office:value="1" calcext:value-type="float">
            <text:p>1</text:p>
          </table:table-cell>
          <table:table-cell table:formula="of:=[.B9]*[.$D9]" office:value-type="float" office:value="0.52" calcext:value-type="float">
            <text:p>0.52</text:p>
          </table:table-cell>
          <table:table-cell table:formula="of:=[.C9]*[.$D9]" office:value-type="float" office:value="0.0207" calcext:value-type="float">
            <text:p>0.02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378792.html" xlink:type="simple">https://www.lcsc.com/product-detail/C1378792.html</text:a></text:p>
          </table:table-cell>
          <table:table-cell office:value-type="string" calcext:value-type="string">
            <text:p><text:span text:style-name="T2">Min buy is</text:span> 20, so Price @1 is for 20 resistors</text:p>
          </table:table-cell>
        </table:table-row>
        <table:table-row table:style-name="ro1">
          <table:table-cell office:value-type="string" calcext:value-type="string">
            <text:p>24K ohm Res</text:p>
          </table:table-cell>
          <table:table-cell office:value-type="float" office:value="0.49" calcext:value-type="float">
            <text:p>0.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1" calcext:value-type="float">
            <text:p>1</text:p>
          </table:table-cell>
          <table:table-cell table:formula="of:=[.B10]*[.$D10]" office:value-type="float" office:value="0.49" calcext:value-type="float">
            <text:p>0.49</text:p>
          </table:table-cell>
          <table:table-cell table:formula="of:=[.C10]*[.$D10]" office:value-type="float" office:value="0.0098" calcext:value-type="float">
            <text:p>0.009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8724248.html" xlink:type="simple">https://www.lcsc.com/product-detail/C18724248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7" calcext:value-type="float">
            <text:p>0.7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formula="of:=[.B11]*[.$D11]" office:value-type="float" office:value="0.7" calcext:value-type="float">
            <text:p>0.7</text:p>
          </table:table-cell>
          <table:table-cell table:formula="of:=[.C11]*[.$D11]" office:value-type="float" office:value="0.007" calcext:value-type="float">
            <text:p>0.0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714022.html" xlink:type="simple">https://www.lcsc.com/product-detail/C714022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8" calcext:value-type="float">
            <text:p>0.8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formula="of:=[.B12]*[.$D12]" office:value-type="float" office:value="0.8" calcext:value-type="float">
            <text:p>0.8</text:p>
          </table:table-cell>
          <table:table-cell table:formula="of:=[.C12]*[.$D12]" office:value-type="float" office:value="0.016" calcext:value-type="float">
            <text:p>0.01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364283.html" xlink:type="simple">https://www.lcsc.com/product-detail/C1364283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58" calcext:value-type="float">
            <text:p>0.58</text:p>
          </table:table-cell>
          <table:table-cell office:value-type="float" office:value="0.0115" calcext:value-type="float">
            <text:p>0.0115</text:p>
          </table:table-cell>
          <table:table-cell office:value-type="float" office:value="1" calcext:value-type="float">
            <text:p>1</text:p>
          </table:table-cell>
          <table:table-cell table:formula="of:=[.B13]*[.$D13]" office:value-type="float" office:value="0.58" calcext:value-type="float">
            <text:p>0.58</text:p>
          </table:table-cell>
          <table:table-cell table:formula="of:=[.C13]*[.$D13]" office:value-type="float" office:value="0.0115" calcext:value-type="float">
            <text:p>0.011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72977.html" xlink:type="simple">https://www.lcsc.com/product-detail/C172977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56" calcext:value-type="float">
            <text:p>0.56</text:p>
          </table:table-cell>
          <table:table-cell office:value-type="float" office:value="0.0111" calcext:value-type="float">
            <text:p>0.0111</text:p>
          </table:table-cell>
          <table:table-cell office:value-type="float" office:value="1" calcext:value-type="float">
            <text:p>1</text:p>
          </table:table-cell>
          <table:table-cell table:formula="of:=[.B14]*[.$D14]" office:value-type="float" office:value="0.56" calcext:value-type="float">
            <text:p>0.56</text:p>
          </table:table-cell>
          <table:table-cell table:formula="of:=[.C14]*[.$D14]" office:value-type="float" office:value="0.0111" calcext:value-type="float">
            <text:p>0.0111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337151.html" xlink:type="simple">https://www.lcsc.com/product-detail/C337151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5" calcext:value-type="float">
            <text:p>0.5</text:p>
          </table:table-cell>
          <table:table-cell office:value-type="float" office:value="0.0099" calcext:value-type="float">
            <text:p>0.0099</text:p>
          </table:table-cell>
          <table:table-cell office:value-type="float" office:value="1" calcext:value-type="float">
            <text:p>1</text:p>
          </table:table-cell>
          <table:table-cell table:formula="of:=[.B15]*[.$D15]" office:value-type="float" office:value="0.5" calcext:value-type="float">
            <text:p>0.5</text:p>
          </table:table-cell>
          <table:table-cell table:formula="of:=[.C15]*[.$D15]" office:value-type="float" office:value="0.0099" calcext:value-type="float">
            <text:p>0.0099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127223.html" xlink:type="simple">https://www.lcsc.com/product-detail/C127223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.1793" calcext:value-type="float">
            <text:p>1.1793</text:p>
          </table:table-cell>
          <table:table-cell office:value-type="float" office:value="0.7844" calcext:value-type="float">
            <text:p>0.7844</text:p>
          </table:table-cell>
          <table:table-cell office:value-type="float" office:value="1" calcext:value-type="float">
            <text:p>1</text:p>
          </table:table-cell>
          <table:table-cell table:formula="of:=[.B16]*[.$D16]" office:value-type="float" office:value="1.1793" calcext:value-type="float">
            <text:p>1.1793</text:p>
          </table:table-cell>
          <table:table-cell table:formula="of:=[.C16]*[.$D16]" office:value-type="float" office:value="0.7844" calcext:value-type="float">
            <text:p>0.784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988620.html" xlink:type="simple">https://www.lcsc.com/product-detail/C2988620.html</text:a></text:p>
          </table:table-cell>
          <table:table-cell office:value-type="string" calcext:value-type="string">
            <text:p>I forgot what battery you said you had, so I used an 18650 for now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489" calcext:value-type="float">
            <text:p>0.489</text:p>
          </table:table-cell>
          <table:table-cell office:value-type="float" office:value="0.2907" calcext:value-type="float">
            <text:p>0.2907</text:p>
          </table:table-cell>
          <table:table-cell office:value-type="float" office:value="1" calcext:value-type="float">
            <text:p>1</text:p>
          </table:table-cell>
          <table:table-cell table:formula="of:=[.B17]*[.$D17]" office:value-type="float" office:value="0.489" calcext:value-type="float">
            <text:p>0.489</text:p>
          </table:table-cell>
          <table:table-cell table:formula="of:=[.C17]*[.$D17]" office:value-type="float" office:value="0.2907" calcext:value-type="float">
            <text:p>0.29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781874.html?s_z=s_Audio%2520Products%257CAlarms%252C%2520Buzzers%252C%2520and%2520Sirens" xlink:type="simple">https://www.lcsc.com/product-detail/C781874.html?s_z=s_Audio%2520Products%257CAlarms%252C%2520Buzzers%252C%2520and%2520Sirens</text:a></text:p>
          </table:table-cell>
          <table:table-cell office:value-type="string" calcext:value-type="string">
            <text:p>We should probably use whatever you used for the old swadges, I don’t know much about Buzzer speakers</text:p>
          </table:table-cell>
        </table:table-row>
        <table:table-row table:style-name="ro1">
          <table:table-cell office:value-type="string" calcext:value-type="string">
            <text:p>Push Button Ca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18]*[.$D18]" office:value-type="float" office:value="0" calcext:value-type="float">
            <text:p>0</text:p>
          </table:table-cell>
          <table:table-cell table:formula="of:=[.C18]*[.$D1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"/>
          <table:table-cell office:value-type="string" calcext:value-type="string">
            <text:p>Optional (depends on what switch we go with)</text:p>
          </table:table-cell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59" calcext:value-type="float">
            <text:p>0.059</text:p>
          </table:table-cell>
          <table:table-cell office:value-type="float" office:value="8" calcext:value-type="float">
            <text:p>8</text:p>
          </table:table-cell>
          <table:table-cell table:formula="of:=[.B19]*[.$D19]" office:value-type="float" office:value="0.6896" calcext:value-type="float">
            <text:p>0.6896</text:p>
          </table:table-cell>
          <table:table-cell table:formula="of:=[.C19]*[.$D19]" office:value-type="float" office:value="0.472" calcext:value-type="float">
            <text:p>0.47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5379898.html" xlink:type="simple">https://www.lcsc.com/product-detail/C5379898.html</text:a>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ice for test kit</text:p>
          </table:table-cell>
          <table:table-cell table:number-columns-repeated="2"/>
          <table:table-cell table:style-name="ce2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table:formula="of:=(SUM([.E4:.E19]))" office:value-type="currency" office:currency="USD" office:value="12.877" calcext:value-type="currency">
            <text:p>$12.88</text:p>
          </table:table-cell>
          <table:table-cell table:number-columns-repeated="2"/>
          <table:table-cell table:style-name="ce3" table:formula="of:=250*(SUM([.F4:.F19]))" office:value-type="currency" office:currency="USD" office:value="573.475" calcext:value-type="currency">
            <text:p>$573.48</text:p>
          </table:table-cell>
          <table:table-cell table:style-name="ce3"/>
          <table:table-cell office:value-type="string" calcext:value-type="string">
            <text:p>One thing I noticed is the next savings is at 300 pieces, so if we order 300 kits we could save more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3" table:formula="of:=[.F23]/250" office:value-type="currency" office:currency="USD" office:value="2.2939" calcext:value-type="currency">
            <text:p>$2.29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1">Solder Panel Parts – SMD/Through Hole Visa-Versa</text:span> versions</text:p>
          </table:table-cell>
          <table:table-cell table:style-name="ce2" table:number-columns-repeated="8"/>
        </table:table-row>
        <table:table-row table:style-name="ro1"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rice @ 1</text:p>
          </table:table-cell>
          <table:table-cell table:style-name="ce2" office:value-type="string" calcext:value-type="string">
            <text:p>Price @ 250</text:p>
          </table:table-cell>
          <table:table-cell table:style-name="ce2" office:value-type="string" calcext:value-type="string">
            <text:p>Qty Req Per Circuit</text:p>
          </table:table-cell>
          <table:table-cell table:style-name="ce2" office:value-type="string" calcext:value-type="string">
            <text:p>total cost @1</text:p>
          </table:table-cell>
          <table:table-cell table:style-name="ce2" office:value-type="string" calcext:value-type="string">
            <text:p>total cost @250</text:p>
          </table:table-cell>
          <table:table-cell table:style-name="ce4" office:value-type="string" calcext:value-type="string">
            <text:p>Through Hole or SM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7791" calcext:value-type="float">
            <text:p>0.7791</text:p>
          </table:table-cell>
          <table:table-cell office:value-type="float" office:value="0.4793" calcext:value-type="float">
            <text:p>0.4793</text:p>
          </table:table-cell>
          <table:table-cell office:value-type="float" office:value="1" calcext:value-type="float">
            <text:p>1</text:p>
          </table:table-cell>
          <table:table-cell table:formula="of:=[.B32]*[.$D32]" office:value-type="float" office:value="0.7791" calcext:value-type="float">
            <text:p>0.7791</text:p>
          </table:table-cell>
          <table:table-cell table:formula="of:=[.C32]*[.$D32]" office:value-type="float" office:value="0.4793" calcext:value-type="float">
            <text:p>0.479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357816.html" xlink:type="simple">https://www.lcsc.com/product-detail/C357816.html</text:a></text:p>
          </table:table-cell>
          <table:table-cell office:value-type="string" calcext:value-type="string">
            <text:p>There was No Through Hole in stock in the quantities we needed</text:p>
          </table:table-cell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2813" calcext:value-type="float">
            <text:p>0.2813</text:p>
          </table:table-cell>
          <table:table-cell office:value-type="float" office:value="1" calcext:value-type="float">
            <text:p>1</text:p>
          </table:table-cell>
          <table:table-cell table:formula="of:=[.B33]*[.$D33]" office:value-type="float" office:value="0.4811" calcext:value-type="float">
            <text:p>0.4811</text:p>
          </table:table-cell>
          <table:table-cell table:formula="of:=[.C33]*[.$D33]" office:value-type="float" office:value="0.2813" calcext:value-type="float">
            <text:p>0.28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569766.html" xlink:type="simple">https://www.lcsc.com/product-detail/C569766.html</text:a></text:p>
          </table:table-cell>
          <table:table-cell/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0.2378" calcext:value-type="float">
            <text:p>0.2378</text:p>
          </table:table-cell>
          <table:table-cell office:value-type="float" office:value="0.1653" calcext:value-type="float">
            <text:p>0.1653</text:p>
          </table:table-cell>
          <table:table-cell office:value-type="float" office:value="1" calcext:value-type="float">
            <text:p>1</text:p>
          </table:table-cell>
          <table:table-cell table:formula="of:=[.B34]*[.$D34]" office:value-type="float" office:value="0.2378" calcext:value-type="float">
            <text:p>0.2378</text:p>
          </table:table-cell>
          <table:table-cell table:formula="of:=[.C34]*[.$D34]" office:value-type="float" office:value="0.1653" calcext:value-type="float">
            <text:p>0.165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178424.html" xlink:type="simple">https://www.lcsc.com/product-detail/C178424.html</text:a></text:p>
          </table:table-cell>
          <table:table-cell office:value-type="string" calcext:value-type="string">
            <text:p><text:span text:style-name="T2">Min buy is</text:span> 5, so Price @1 is for 10 caps</text:p>
          </table:table-cell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45" calcext:value-type="float">
            <text:p>0.45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 table:formula="of:=[.B35]*[.$D35]" office:value-type="float" office:value="0.45" calcext:value-type="float">
            <text:p>0.45</text:p>
          </table:table-cell>
          <table:table-cell table:formula="of:=[.C35]*[.$D35]" office:value-type="float" office:value="0.036" calcext:value-type="float">
            <text:p>0.03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88726.html" xlink:type="simple">https://www.lcsc.com/product-detail/C88726.html</text:a></text:p>
          </table:table-cell>
          <table:table-cell office:value-type="string" calcext:value-type="string">
            <text:p><text:span text:style-name="T2">Min buy is</text:span> 10, so Price @1 is for 10 caps → SMD polarized caps are not practical for our panel</text:p>
          </table:table-cell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73" calcext:value-type="float">
            <text:p>0.73</text:p>
          </table:table-cell>
          <table:table-cell office:value-type="float" office:value="0.0115" calcext:value-type="float">
            <text:p>0.0115</text:p>
          </table:table-cell>
          <table:table-cell office:value-type="float" office:value="8" calcext:value-type="float">
            <text:p>8</text:p>
          </table:table-cell>
          <table:table-cell table:formula="of:=[.B36]*[.$D36]" office:value-type="float" office:value="5.84" calcext:value-type="float">
            <text:p>5.84</text:p>
          </table:table-cell>
          <table:table-cell table:formula="of:=[.C36]*[.$D36]" office:value-type="float" office:value="0.092" calcext:value-type="float">
            <text:p>0.09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5713359.html" xlink:type="simple">https://www.lcsc.com/product-detail/C5713359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7K Ohm Res</text:p>
          </table:table-cell>
          <table:table-cell office:value-type="float" office:value="0.29" calcext:value-type="float">
            <text:p>0.29</text:p>
          </table:table-cell>
          <table:table-cell office:value-type="float" office:value="0.0029" calcext:value-type="float">
            <text:p>0.0029</text:p>
          </table:table-cell>
          <table:table-cell office:value-type="float" office:value="1" calcext:value-type="float">
            <text:p>1</text:p>
          </table:table-cell>
          <table:table-cell table:formula="of:=[.B37]*[.$D37]" office:value-type="float" office:value="0.29" calcext:value-type="float">
            <text:p>0.29</text:p>
          </table:table-cell>
          <table:table-cell table:formula="of:=[.C37]*[.$D37]" office:value-type="float" office:value="0.0029" calcext:value-type="float">
            <text:p>0.002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960927.html" xlink:type="simple">https://www.lcsc.com/product-detail/C2960927.html</text:a></text:p>
          </table:table-cell>
          <table:table-cell office:value-type="string" calcext:value-type="string">
            <text:p><text:span text:style-name="T2">Min buy is</text:span> 20, so Price @1 is for 20 resistors</text:p>
          </table:table-cell>
        </table:table-row>
        <table:table-row table:style-name="ro1">
          <table:table-cell office:value-type="string" calcext:value-type="string">
            <text:p>24K ohm Res</text:p>
          </table:table-cell>
          <table:table-cell office:value-type="float" office:value="0.36" calcext:value-type="float">
            <text:p>0.36</text:p>
          </table:table-cell>
          <table:table-cell office:value-type="float" office:value="0.0036" calcext:value-type="float">
            <text:p>0.0036</text:p>
          </table:table-cell>
          <table:table-cell office:value-type="float" office:value="1" calcext:value-type="float">
            <text:p>1</text:p>
          </table:table-cell>
          <table:table-cell table:formula="of:=[.B38]*[.$D38]" office:value-type="float" office:value="0.36" calcext:value-type="float">
            <text:p>0.36</text:p>
          </table:table-cell>
          <table:table-cell table:formula="of:=[.C38]*[.$D38]" office:value-type="float" office:value="0.0036" calcext:value-type="float">
            <text:p>0.003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163384.html" xlink:type="simple">https://www.lcsc.com/product-detail/C163384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33" calcext:value-type="float">
            <text:p>0.33</text:p>
          </table:table-cell>
          <table:table-cell office:value-type="float" office:value="0.0033" calcext:value-type="float">
            <text:p>0.0033</text:p>
          </table:table-cell>
          <table:table-cell office:value-type="float" office:value="1" calcext:value-type="float">
            <text:p>1</text:p>
          </table:table-cell>
          <table:table-cell table:formula="of:=[.B39]*[.$D39]" office:value-type="float" office:value="0.33" calcext:value-type="float">
            <text:p>0.33</text:p>
          </table:table-cell>
          <table:table-cell table:formula="of:=[.C39]*[.$D39]" office:value-type="float" office:value="0.0033" calcext:value-type="float">
            <text:p>0.003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5830.html" xlink:type="simple">https://www.lcsc.com/product-detail/C25830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29" calcext:value-type="float">
            <text:p>0.29</text:p>
          </table:table-cell>
          <table:table-cell office:value-type="float" office:value="0.0029" calcext:value-type="float">
            <text:p>0.0029</text:p>
          </table:table-cell>
          <table:table-cell office:value-type="float" office:value="1" calcext:value-type="float">
            <text:p>1</text:p>
          </table:table-cell>
          <table:table-cell table:formula="of:=[.B40]*[.$D40]" office:value-type="float" office:value="0.29" calcext:value-type="float">
            <text:p>0.29</text:p>
          </table:table-cell>
          <table:table-cell table:formula="of:=[.C40]*[.$D40]" office:value-type="float" office:value="0.0029" calcext:value-type="float">
            <text:p>0.002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933636.html" xlink:type="simple">https://www.lcsc.com/product-detail/C2933636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19" calcext:value-type="float">
            <text:p>0.19</text:p>
          </table:table-cell>
          <table:table-cell office:value-type="float" office:value="0.0019" calcext:value-type="float">
            <text:p>0.0019</text:p>
          </table:table-cell>
          <table:table-cell office:value-type="float" office:value="1" calcext:value-type="float">
            <text:p>1</text:p>
          </table:table-cell>
          <table:table-cell table:formula="of:=[.B41]*[.$D41]" office:value-type="float" office:value="0.19" calcext:value-type="float">
            <text:p>0.19</text:p>
          </table:table-cell>
          <table:table-cell table:formula="of:=[.C41]*[.$D41]" office:value-type="float" office:value="0.0019" calcext:value-type="float">
            <text:p>0.00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907438.html" xlink:type="simple">https://www.lcsc.com/product-detail/C2907438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29" calcext:value-type="float">
            <text:p>0.29</text:p>
          </table:table-cell>
          <table:table-cell office:value-type="float" office:value="0.0029" calcext:value-type="float">
            <text:p>0.0029</text:p>
          </table:table-cell>
          <table:table-cell office:value-type="float" office:value="1" calcext:value-type="float">
            <text:p>1</text:p>
          </table:table-cell>
          <table:table-cell table:formula="of:=[.B42]*[.$D42]" office:value-type="float" office:value="0.29" calcext:value-type="float">
            <text:p>0.29</text:p>
          </table:table-cell>
          <table:table-cell table:formula="of:=[.C42]*[.$D42]" office:value-type="float" office:value="0.0029" calcext:value-type="float">
            <text:p>0.002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933604.html" xlink:type="simple">https://www.lcsc.com/product-detail/C2933604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18" calcext:value-type="float">
            <text:p>0.18</text:p>
          </table:table-cell>
          <table:table-cell office:value-type="float" office:value="0.0018" calcext:value-type="float">
            <text:p>0.0018</text:p>
          </table:table-cell>
          <table:table-cell office:value-type="float" office:value="1" calcext:value-type="float">
            <text:p>1</text:p>
          </table:table-cell>
          <table:table-cell table:formula="of:=[.B43]*[.$D43]" office:value-type="float" office:value="0.18" calcext:value-type="float">
            <text:p>0.18</text:p>
          </table:table-cell>
          <table:table-cell table:formula="of:=[.C43]*[.$D43]" office:value-type="float" office:value="0.0018" calcext:value-type="float">
            <text:p>0.001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3017285.html" xlink:type="simple">https://www.lcsc.com/product-detail/C3017285.html</text:a></text:p>
          </table:table-cell>
          <table:table-cell office:value-type="string" calcext:value-type="string">
            <text:p><text:span text:style-name="T2">Min buy is</text:span> 50, so Price @1 is for 50 resistors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1.1793" calcext:value-type="float">
            <text:p>1.1793</text:p>
          </table:table-cell>
          <table:table-cell office:value-type="float" office:value="0.7844" calcext:value-type="float">
            <text:p>0.7844</text:p>
          </table:table-cell>
          <table:table-cell office:value-type="float" office:value="1" calcext:value-type="float">
            <text:p>1</text:p>
          </table:table-cell>
          <table:table-cell table:formula="of:=[.B44]*[.$D44]" office:value-type="float" office:value="1.1793" calcext:value-type="float">
            <text:p>1.1793</text:p>
          </table:table-cell>
          <table:table-cell table:formula="of:=[.C44]*[.$D44]" office:value-type="float" office:value="0.7844" calcext:value-type="float">
            <text:p>0.784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lcsc.com/product-detail/C2988620.html" xlink:type="simple">https://www.lcsc.com/product-detail/C2988620.html</text:a></text:p>
          </table:table-cell>
          <table:table-cell office:value-type="string" calcext:value-type="string">
            <text:p>I forgot what battery you said you had, so I used an 18650 for now, I couldn;t find a through Hole Variant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489" calcext:value-type="float">
            <text:p>0.489</text:p>
          </table:table-cell>
          <table:table-cell office:value-type="float" office:value="0.2907" calcext:value-type="float">
            <text:p>0.2907</text:p>
          </table:table-cell>
          <table:table-cell office:value-type="float" office:value="1" calcext:value-type="float">
            <text:p>1</text:p>
          </table:table-cell>
          <table:table-cell table:formula="of:=[.B45]*[.$D45]" office:value-type="float" office:value="0.489" calcext:value-type="float">
            <text:p>0.489</text:p>
          </table:table-cell>
          <table:table-cell table:formula="of:=[.C45]*[.$D45]" office:value-type="float" office:value="0.2907" calcext:value-type="float">
            <text:p>0.2907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781874.html?s_z=s_Audio%2520Products%257CAlarms%252C%2520Buzzers%252C%2520and%2520Sirens" xlink:type="simple">https://www.lcsc.com/product-detail/C781874.html?s_z=s_Audio%2520Products%257CAlarms%252C%2520Buzzers%252C%2520and%2520Sirens</text:a></text:p>
          </table:table-cell>
          <table:table-cell office:value-type="string" calcext:value-type="string">
            <text:p>We should probably use whatever you used for the old swadges, I don’t know much about Buzzer speakers, Not worth finding an SMD Variant</text:p>
          </table:table-cell>
        </table:table-row>
        <table:table-row table:style-name="ro1">
          <table:table-cell office:value-type="string" calcext:value-type="string">
            <text:p>Push Button Ca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46]*[.$D46]" office:value-type="float" office:value="0" calcext:value-type="float">
            <text:p>0</text:p>
          </table:table-cell>
          <table:table-cell table:formula="of:=[.C46]*[.$D46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1"/>
          <table:table-cell office:value-type="string" calcext:value-type="string">
            <text:p>Optional (depends on what switch we go with)</text:p>
          </table:table-cell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059" calcext:value-type="float">
            <text:p>0.059</text:p>
          </table:table-cell>
          <table:table-cell office:value-type="float" office:value="8" calcext:value-type="float">
            <text:p>8</text:p>
          </table:table-cell>
          <table:table-cell table:formula="of:=[.B47]*[.$D47]" office:value-type="float" office:value="0.6896" calcext:value-type="float">
            <text:p>0.6896</text:p>
          </table:table-cell>
          <table:table-cell table:formula="of:=[.C47]*[.$D47]" office:value-type="float" office:value="0.472" calcext:value-type="float">
            <text:p>0.47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lcsc.com/product-detail/C5379898.html" xlink:type="simple">https://www.lcsc.com/product-detail/C5379898.html</text:a></text:p>
          </table:table-cell>
          <table:table-cell office:value-type="string" calcext:value-type="string">
            <text:p>Can’t get Find an SMD Variant, it’s hard to find DPST Variant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ice for test kit</text:p>
          </table:table-cell>
          <table:table-cell table:number-columns-repeated="2"/>
          <table:table-cell table:style-name="ce2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table:formula="of:=(SUM([.E32:.E47]))" office:value-type="currency" office:currency="USD" office:value="12.0759" calcext:value-type="currency">
            <text:p>$12.08</text:p>
          </table:table-cell>
          <table:table-cell table:number-columns-repeated="2"/>
          <table:table-cell table:style-name="ce3" table:formula="of:=250*(SUM([.F32:.F47]))" office:value-type="currency" office:currency="USD" office:value="655.075" calcext:value-type="currency">
            <text:p>$655.08</text:p>
          </table:table-cell>
          <table:table-cell table:style-name="ce3"/>
          <table:table-cell office:value-type="string" calcext:value-type="string">
            <text:p>One thing I noticed is the next savings is at 300 pieces, so if we order 300 kits we could save more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3" table:formula="of:=[.F51]/250" office:value-type="currency" office:currency="USD" office:value="2.6203" calcext:value-type="currency">
            <text:p>$2.62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</table:table>
      <table:table table:name="US Parts Suppl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lder Panel Parts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rice @ 1</text:p>
          </table:table-cell>
          <table:table-cell table:style-name="ce2" office:value-type="string" calcext:value-type="string">
            <text:p>Price @ 250</text:p>
          </table:table-cell>
          <table:table-cell table:style-name="ce2" office:value-type="string" calcext:value-type="string">
            <text:p>Qty Req Per Circuit</text:p>
          </table:table-cell>
          <table:table-cell table:style-name="ce2" office:value-type="string" calcext:value-type="string">
            <text:p>total cost @1</text:p>
          </table:table-cell>
          <table:table-cell table:style-name="ce2" office:value-type="string" calcext:value-type="string">
            <text:p>total cost @250</text:p>
          </table:table-cell>
          <table:table-cell table:style-name="ce4" office:value-type="string" calcext:value-type="string">
            <text:p>Through Hole or SM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72" calcext:value-type="float">
            <text:p>0.72</text:p>
          </table:table-cell>
          <table:table-cell office:value-type="float" office:value="0.3826" calcext:value-type="float">
            <text:p>0.3826</text:p>
          </table:table-cell>
          <table:table-cell office:value-type="float" office:value="1" calcext:value-type="float">
            <text:p>1</text:p>
          </table:table-cell>
          <table:table-cell table:formula="of:=[.B4]*[.$D4]" office:value-type="float" office:value="0.72" calcext:value-type="float">
            <text:p>0.72</text:p>
          </table:table-cell>
          <table:table-cell table:formula="of:=[.C4]*[.$D4]" office:value-type="float" office:value="0.3826" calcext:value-type="float">
            <text:p>0.382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r0vvw44h" xlink:type="simple">https://www.digikey.com/short/r0vvw44h</text:a></text:p>
          </table:table-cell>
          <table:table-cell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24" calcext:value-type="float">
            <text:p>0.24</text:p>
          </table:table-cell>
          <table:table-cell office:value-type="float" office:value="0.0891" calcext:value-type="float">
            <text:p>0.0891</text:p>
          </table:table-cell>
          <table:table-cell office:value-type="float" office:value="1" calcext:value-type="float">
            <text:p>1</text:p>
          </table:table-cell>
          <table:table-cell table:formula="of:=[.B5]*[.$D5]" office:value-type="float" office:value="0.24" calcext:value-type="float">
            <text:p>0.24</text:p>
          </table:table-cell>
          <table:table-cell table:formula="of:=[.C5]*[.$D5]" office:value-type="float" office:value="0.0891" calcext:value-type="float">
            <text:p>0.0891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cz9qzjpm" xlink:type="simple">https://www.digikey.com/short/cz9qzjpm</text:a></text:p>
          </table:table-cell>
          <table:table-cell/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0.3" calcext:value-type="float">
            <text:p>0.3</text:p>
          </table:table-cell>
          <table:table-cell office:value-type="float" office:value="0.1154" calcext:value-type="float">
            <text:p>0.1154</text:p>
          </table:table-cell>
          <table:table-cell office:value-type="float" office:value="1" calcext:value-type="float">
            <text:p>1</text:p>
          </table:table-cell>
          <table:table-cell table:formula="of:=[.B6]*[.$D6]" office:value-type="float" office:value="0.3" calcext:value-type="float">
            <text:p>0.3</text:p>
          </table:table-cell>
          <table:table-cell table:formula="of:=[.C6]*[.$D6]" office:value-type="float" office:value="0.1154" calcext:value-type="float">
            <text:p>0.115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0bdnmrn4" xlink:type="simple">https://www.digikey.com/short/0bdnmrn4</text:a></text:p>
          </table:table-cell>
          <table:table-cell/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18" calcext:value-type="float">
            <text:p>0.18</text:p>
          </table:table-cell>
          <table:table-cell office:value-type="float" office:value="0.06185" calcext:value-type="float">
            <text:p>0.06185</text:p>
          </table:table-cell>
          <table:table-cell office:value-type="float" office:value="1" calcext:value-type="float">
            <text:p>1</text:p>
          </table:table-cell>
          <table:table-cell table:formula="of:=[.B7]*[.$D7]" office:value-type="float" office:value="0.18" calcext:value-type="float">
            <text:p>0.18</text:p>
          </table:table-cell>
          <table:table-cell table:formula="of:=[.C7]*[.$D7]" office:value-type="float" office:value="0.06185" calcext:value-type="float">
            <text:p>0.0618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77ppr85d" xlink:type="simple">https://www.digikey.com/short/77ppr85d</text:a></text:p>
          </table:table-cell>
          <table:table-cell/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8" calcext:value-type="float">
            <text:p>8</text:p>
          </table:table-cell>
          <table:table-cell table:formula="of:=[.B8]*[.$D8]" office:value-type="float" office:value="0.8" calcext:value-type="float">
            <text:p>0.8</text:p>
          </table:table-cell>
          <table:table-cell table:formula="of:=[.C8]*[.$D8]" office:value-type="float" office:value="0.17024" calcext:value-type="float">
            <text:p>0.1702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hm5dwt2q" xlink:type="simple">https://www.digikey.com/short/hm5dwt2q</text:a></text:p>
          </table:table-cell>
          <table:table-cell/>
        </table:table-row>
        <table:table-row table:style-name="ro2">
          <table:table-cell office:value-type="string" calcext:value-type="string">
            <text:p>27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9]*[.$D9]" office:value-type="float" office:value="0.1" calcext:value-type="float">
            <text:p>0.1</text:p>
          </table:table-cell>
          <table:table-cell table:formula="of:=[.C9]*[.$D9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qjqjr83w" xlink:type="simple">https://www.digikey.com/short/qjqjr83w</text:a></text:p>
          </table:table-cell>
          <table:table-cell/>
        </table:table-row>
        <table:table-row table:style-name="ro2">
          <table:table-cell office:value-type="string" calcext:value-type="string">
            <text:p>2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1832" calcext:value-type="float">
            <text:p>0.01832</text:p>
          </table:table-cell>
          <table:table-cell office:value-type="float" office:value="1" calcext:value-type="float">
            <text:p>1</text:p>
          </table:table-cell>
          <table:table-cell table:formula="of:=[.B10]*[.$D10]" office:value-type="float" office:value="0.1" calcext:value-type="float">
            <text:p>0.1</text:p>
          </table:table-cell>
          <table:table-cell table:formula="of:=[.C10]*[.$D10]" office:value-type="float" office:value="0.01832" calcext:value-type="float">
            <text:p>0.018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29rnj72t" xlink:type="simple">https://www.digikey.com/short/29rnj72t</text:a></text:p>
          </table:table-cell>
          <table:table-cell/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228" calcext:value-type="float">
            <text:p>0.02228</text:p>
          </table:table-cell>
          <table:table-cell office:value-type="float" office:value="1" calcext:value-type="float">
            <text:p>1</text:p>
          </table:table-cell>
          <table:table-cell table:formula="of:=[.B11]*[.$D11]" office:value-type="float" office:value="0.1" calcext:value-type="float">
            <text:p>0.1</text:p>
          </table:table-cell>
          <table:table-cell table:formula="of:=[.C11]*[.$D11]" office:value-type="float" office:value="0.02228" calcext:value-type="float">
            <text:p>0.022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jvwvv749" xlink:type="simple">https://www.digikey.com/short/jvwvv749</text:a></text:p>
          </table:table-cell>
          <table:table-cell/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008" calcext:value-type="float">
            <text:p>0.02008</text:p>
          </table:table-cell>
          <table:table-cell office:value-type="float" office:value="1" calcext:value-type="float">
            <text:p>1</text:p>
          </table:table-cell>
          <table:table-cell table:formula="of:=[.B12]*[.$D12]" office:value-type="float" office:value="0.1" calcext:value-type="float">
            <text:p>0.1</text:p>
          </table:table-cell>
          <table:table-cell table:formula="of:=[.C12]*[.$D12]" office:value-type="float" office:value="0.02008" calcext:value-type="float">
            <text:p>0.0200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4mvn94zj" xlink:type="simple">https://www.digikey.com/short/4mvn94zj</text:a></text:p>
          </table:table-cell>
          <table:table-cell/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1" calcext:value-type="float">
            <text:p>1</text:p>
          </table:table-cell>
          <table:table-cell table:formula="of:=[.B13]*[.$D13]" office:value-type="float" office:value="0.1" calcext:value-type="float">
            <text:p>0.1</text:p>
          </table:table-cell>
          <table:table-cell table:formula="of:=[.C13]*[.$D13]" office:value-type="float" office:value="0.02032" calcext:value-type="float">
            <text:p>0.020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7whc3t4p" xlink:type="simple">https://www.digikey.com/short/7whc3t4p</text:a></text:p>
          </table:table-cell>
          <table:table-cell/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14]*[.$D14]" office:value-type="float" office:value="0.1" calcext:value-type="float">
            <text:p>0.1</text:p>
          </table:table-cell>
          <table:table-cell table:formula="of:=[.C14]*[.$D14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5h3nq9mt" xlink:type="simple">https://www.digikey.com/short/5h3nq9mt</text:a></text:p>
          </table:table-cell>
          <table:table-cell/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2128" calcext:value-type="float">
            <text:p>0.02128</text:p>
          </table:table-cell>
          <table:table-cell office:value-type="float" office:value="1" calcext:value-type="float">
            <text:p>1</text:p>
          </table:table-cell>
          <table:table-cell table:formula="of:=[.B15]*[.$D15]" office:value-type="float" office:value="0.1" calcext:value-type="float">
            <text:p>0.1</text:p>
          </table:table-cell>
          <table:table-cell table:formula="of:=[.C15]*[.$D15]" office:value-type="float" office:value="0.02128" calcext:value-type="float">
            <text:p>0.02128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fz7chd8v" xlink:type="simple">https://www.digikey.com/short/fz7chd8v</text:a>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2.81" calcext:value-type="float">
            <text:p>2.8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formula="of:=[.B16]*[.$D16]" office:value-type="float" office:value="2.81" calcext:value-type="float">
            <text:p>2.81</text:p>
          </table:table-cell>
          <table:table-cell table:formula="of:=[.C16]*[.$D16]" office:value-type="float" office:value="2.5" calcext:value-type="float">
            <text:p>2.5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v71rphn8" xlink:type="simple">https://www.digikey.com/short/v71rphn8</text:a></text:p>
          </table:table-cell>
          <table:table-cell office:value-type="string" calcext:value-type="string">
            <text:p>I forgot what battery you said you had, so I used an 18650 for now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64" calcext:value-type="float">
            <text:p>0.64</text:p>
          </table:table-cell>
          <table:table-cell office:value-type="float" office:value="0.35796" calcext:value-type="float">
            <text:p>0.35796</text:p>
          </table:table-cell>
          <table:table-cell office:value-type="float" office:value="1" calcext:value-type="float">
            <text:p>1</text:p>
          </table:table-cell>
          <table:table-cell table:formula="of:=[.B17]*[.$D17]" office:value-type="float" office:value="0.64" calcext:value-type="float">
            <text:p>0.64</text:p>
          </table:table-cell>
          <table:table-cell table:formula="of:=[.C17]*[.$D17]" office:value-type="float" office:value="0.35796" calcext:value-type="float">
            <text:p>0.3579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w38td5tb" xlink:type="simple">https://www.digikey.com/short/w38td5tb</text:a></text:p>
          </table:table-cell>
          <table:table-cell office:value-type="string" calcext:value-type="string">
            <text:p>We should probably use whatever you used for the old swadges, I don’t know much about Buzzer speakers</text:p>
          </table:table-cell>
        </table:table-row>
        <table:table-row table:style-name="ro2">
          <table:table-cell office:value-type="string" calcext:value-type="string">
            <text:p>Push Button Cap</text:p>
          </table:table-cell>
          <table:table-cell office:value-type="float" office:value="0.11" calcext:value-type="float">
            <text:p>0.11</text:p>
          </table:table-cell>
          <table:table-cell office:value-type="float" office:value="0.08864" calcext:value-type="float">
            <text:p>0.08864</text:p>
          </table:table-cell>
          <table:table-cell office:value-type="float" office:value="8" calcext:value-type="float">
            <text:p>8</text:p>
          </table:table-cell>
          <table:table-cell table:formula="of:=[.B18]*[.$D18]" office:value-type="float" office:value="0.88" calcext:value-type="float">
            <text:p>0.88</text:p>
          </table:table-cell>
          <table:table-cell table:formula="of:=[.C18]*[.$D18]" office:value-type="float" office:value="0.70912" calcext:value-type="float">
            <text:p>0.70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digikey.com/short/4p2tzjzj" xlink:type="simple">https://www.digikey.com/short/4p2tzjzj</text:a></text:p>
          </table:table-cell>
          <table:table-cell/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71" calcext:value-type="float">
            <text:p>0.71</text:p>
          </table:table-cell>
          <table:table-cell office:value-type="float" office:value="0.5004" calcext:value-type="float">
            <text:p>0.5004</text:p>
          </table:table-cell>
          <table:table-cell office:value-type="float" office:value="8" calcext:value-type="float">
            <text:p>8</text:p>
          </table:table-cell>
          <table:table-cell table:formula="of:=[.B19]*[.$D19]" office:value-type="float" office:value="5.68" calcext:value-type="float">
            <text:p>5.68</text:p>
          </table:table-cell>
          <table:table-cell table:formula="of:=[.C19]*[.$D19]" office:value-type="float" office:value="4.0032" calcext:value-type="float">
            <text:p>4.00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8h43w1mv" xlink:type="simple">https://www.digikey.com/short/8h43w1mv</text:a>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ice for test kit</text:p>
          </table:table-cell>
          <table:table-cell table:number-columns-repeated="2"/>
          <table:table-cell table:style-name="ce2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table:formula="of:=(SUM([.E4:.E19]))" office:value-type="currency" office:currency="USD" office:value="12.95" calcext:value-type="currency">
            <text:p>$12.95</text:p>
          </table:table-cell>
          <table:table-cell table:number-columns-repeated="2"/>
          <table:table-cell table:style-name="ce3" table:formula="of:=250*(SUM([.F4:.F19]))" office:value-type="currency" office:currency="USD" office:value="2133.5775" calcext:value-type="currency">
            <text:p>$2,133.58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3" table:formula="of:=[.F23]/250" office:value-type="currency" office:currency="USD" office:value="8.53431" calcext:value-type="currency">
            <text:p>$8.5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6" office:value-type="string" calcext:value-type="string">
            <text:p>For this Sheet I picked parts on Digi-Key that did not have a tariff attached to them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Solder Panel Parts – SMD/Through Hole Visa-Versa versions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rice @ 1</text:p>
          </table:table-cell>
          <table:table-cell table:style-name="ce2" office:value-type="string" calcext:value-type="string">
            <text:p>Price @ 250</text:p>
          </table:table-cell>
          <table:table-cell table:style-name="ce2" office:value-type="string" calcext:value-type="string">
            <text:p>Qty Req Per Circuit</text:p>
          </table:table-cell>
          <table:table-cell table:style-name="ce2" office:value-type="string" calcext:value-type="string">
            <text:p>total cost @1</text:p>
          </table:table-cell>
          <table:table-cell table:style-name="ce2" office:value-type="string" calcext:value-type="string">
            <text:p>total cost @250</text:p>
          </table:table-cell>
          <table:table-cell table:style-name="ce4" office:value-type="string" calcext:value-type="string">
            <text:p>Through Hole or SM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555 Timer</text:p>
          </table:table-cell>
          <table:table-cell office:value-type="float" office:value="0.63" calcext:value-type="float">
            <text:p>0.63</text:p>
          </table:table-cell>
          <table:table-cell office:value-type="float" office:value="0.33044" calcext:value-type="float">
            <text:p>0.33044</text:p>
          </table:table-cell>
          <table:table-cell office:value-type="float" office:value="1" calcext:value-type="float">
            <text:p>1</text:p>
          </table:table-cell>
          <table:table-cell table:formula="of:=[.B35]*[.$D35]" office:value-type="float" office:value="0.63" calcext:value-type="float">
            <text:p>0.63</text:p>
          </table:table-cell>
          <table:table-cell table:formula="of:=[.C35]*[.$D35]" office:value-type="float" office:value="0.33044" calcext:value-type="float">
            <text:p>0.3304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mzf9nq5d" xlink:type="simple">https://www.digikey.com/short/mzf9nq5d</text:a></text:p>
          </table:table-cell>
          <table:table-cell/>
        </table:table-row>
        <table:table-row table:style-name="ro1">
          <table:table-cell office:value-type="string" calcext:value-type="string">
            <text:p>100nF Cap</text:p>
          </table:table-cell>
          <table:table-cell office:value-type="float" office:value="0.87" calcext:value-type="float">
            <text:p>0.87</text:p>
          </table:table-cell>
          <table:table-cell office:value-type="float" office:value="0.3903" calcext:value-type="float">
            <text:p>0.3903</text:p>
          </table:table-cell>
          <table:table-cell office:value-type="float" office:value="1" calcext:value-type="float">
            <text:p>1</text:p>
          </table:table-cell>
          <table:table-cell table:formula="of:=[.B36]*[.$D36]" office:value-type="float" office:value="0.87" calcext:value-type="float">
            <text:p>0.87</text:p>
          </table:table-cell>
          <table:table-cell table:formula="of:=[.C36]*[.$D36]" office:value-type="float" office:value="0.3903" calcext:value-type="float">
            <text:p>0.390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fc84pv90" xlink:type="simple">https://www.digikey.com/short/fc84pv90</text:a></text:p>
          </table:table-cell>
          <table:table-cell office:value-type="string" calcext:value-type="string">
            <text:p>I’ve purposely chose larger SMD size vs cheapest available</text:p>
          </table:table-cell>
        </table:table-row>
        <table:table-row table:style-name="ro1">
          <table:table-cell office:value-type="string" calcext:value-type="string">
            <text:p>10nF Cap</text:p>
          </table:table-cell>
          <table:table-cell office:value-type="float" office:value="1.19" calcext:value-type="float">
            <text:p>1.19</text:p>
          </table:table-cell>
          <table:table-cell office:value-type="float" office:value="0.5567" calcext:value-type="float">
            <text:p>0.5567</text:p>
          </table:table-cell>
          <table:table-cell office:value-type="float" office:value="1" calcext:value-type="float">
            <text:p>1</text:p>
          </table:table-cell>
          <table:table-cell table:formula="of:=[.B37]*[.$D37]" office:value-type="float" office:value="1.19" calcext:value-type="float">
            <text:p>1.19</text:p>
          </table:table-cell>
          <table:table-cell table:formula="of:=[.C37]*[.$D37]" office:value-type="float" office:value="0.5567" calcext:value-type="float">
            <text:p>0.556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mdqvvtwn" xlink:type="simple">https://www.digikey.com/short/mdqvvtwn</text:a></text:p>
          </table:table-cell>
          <table:table-cell office:value-type="string" calcext:value-type="string">
            <text:p>I’ve purposely chose larger SMD size vs cheapest available</text:p>
          </table:table-cell>
        </table:table-row>
        <table:table-row table:style-name="ro1">
          <table:table-cell office:value-type="string" calcext:value-type="string">
            <text:p>10uF Polar Cap</text:p>
          </table:table-cell>
          <table:table-cell office:value-type="float" office:value="0.12" calcext:value-type="float">
            <text:p>0.12</text:p>
          </table:table-cell>
          <table:table-cell office:value-type="float" office:value="0.0459" calcext:value-type="float">
            <text:p>0.0459</text:p>
          </table:table-cell>
          <table:table-cell office:value-type="float" office:value="1" calcext:value-type="float">
            <text:p>1</text:p>
          </table:table-cell>
          <table:table-cell table:formula="of:=[.B38]*[.$D38]" office:value-type="float" office:value="0.12" calcext:value-type="float">
            <text:p>0.12</text:p>
          </table:table-cell>
          <table:table-cell table:formula="of:=[.C38]*[.$D38]" office:value-type="float" office:value="0.0459" calcext:value-type="float">
            <text:p>0.045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q9tptp02" xlink:type="simple">https://www.digikey.com/short/q9tptp02</text:a></text:p>
          </table:table-cell>
          <table:table-cell office:value-type="string" calcext:value-type="string">
            <text:p>I recommend just keeping with Through Hole Component for This, this would be expert level to solder</text:p>
          </table:table-cell>
        </table:table-row>
        <table:table-row table:style-name="ro1">
          <table:table-cell office:value-type="string" calcext:value-type="string">
            <text:p>910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1124" calcext:value-type="float">
            <text:p>0.01124</text:p>
          </table:table-cell>
          <table:table-cell office:value-type="float" office:value="8" calcext:value-type="float">
            <text:p>8</text:p>
          </table:table-cell>
          <table:table-cell table:formula="of:=[.B39]*[.$D39]" office:value-type="float" office:value="0.8" calcext:value-type="float">
            <text:p>0.8</text:p>
          </table:table-cell>
          <table:table-cell table:formula="of:=[.C39]*[.$D39]" office:value-type="float" office:value="0.08992" calcext:value-type="float">
            <text:p>0.0899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1dnqd4zz" xlink:type="simple">https://www.digikey.com/short/1dnqd4zz</text:a></text:p>
          </table:table-cell>
          <table:table-cell/>
        </table:table-row>
        <table:table-row table:style-name="ro1">
          <table:table-cell office:value-type="string" calcext:value-type="string">
            <text:p>27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1" calcext:value-type="float">
            <text:p>1</text:p>
          </table:table-cell>
          <table:table-cell table:formula="of:=[.B40]*[.$D40]" office:value-type="float" office:value="0.1" calcext:value-type="float">
            <text:p>0.1</text:p>
          </table:table-cell>
          <table:table-cell table:formula="of:=[.C40]*[.$D40]" office:value-type="float" office:value="0.00948" calcext:value-type="float">
            <text:p>0.009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4pvdt3c3" xlink:type="simple">https://www.digikey.com/short/4pvdt3c3</text:a></text:p>
          </table:table-cell>
          <table:table-cell/>
        </table:table-row>
        <table:table-row table:style-name="ro1">
          <table:table-cell office:value-type="string" calcext:value-type="string">
            <text:p>2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144" calcext:value-type="float">
            <text:p>0.0144</text:p>
          </table:table-cell>
          <table:table-cell office:value-type="float" office:value="1" calcext:value-type="float">
            <text:p>1</text:p>
          </table:table-cell>
          <table:table-cell table:formula="of:=[.B41]*[.$D41]" office:value-type="float" office:value="0.1" calcext:value-type="float">
            <text:p>0.1</text:p>
          </table:table-cell>
          <table:table-cell table:formula="of:=[.C41]*[.$D41]" office:value-type="float" office:value="0.0144" calcext:value-type="float">
            <text:p>0.014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m8f8jn8z" xlink:type="simple">https://www.digikey.com/short/m8f8jn8z</text:a></text:p>
          </table:table-cell>
          <table:table-cell/>
        </table:table-row>
        <table:table-row table:style-name="ro1">
          <table:table-cell office:value-type="string" calcext:value-type="string">
            <text:p>22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formula="of:=[.B42]*[.$D42]" office:value-type="float" office:value="0.1" calcext:value-type="float">
            <text:p>0.1</text:p>
          </table:table-cell>
          <table:table-cell table:formula="of:=[.C42]*[.$D42]" office:value-type="float" office:value="0.008" calcext:value-type="float">
            <text:p>0.00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j47b3b09" xlink:type="simple">https://www.digikey.com/short/j47b3b09</text:a></text:p>
          </table:table-cell>
          <table:table-cell/>
        </table:table-row>
        <table:table-row table:style-name="ro1">
          <table:table-cell office:value-type="string" calcext:value-type="string">
            <text:p>20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formula="of:=[.B43]*[.$D43]" office:value-type="float" office:value="0.1" calcext:value-type="float">
            <text:p>0.1</text:p>
          </table:table-cell>
          <table:table-cell table:formula="of:=[.C43]*[.$D43]" office:value-type="float" office:value="0.008" calcext:value-type="float">
            <text:p>0.00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tp339qdh" xlink:type="simple">https://www.digikey.com/short/tp339qdh</text:a></text:p>
          </table:table-cell>
          <table:table-cell/>
        </table:table-row>
        <table:table-row table:style-name="ro1">
          <table:table-cell office:value-type="string" calcext:value-type="string">
            <text:p>18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1" calcext:value-type="float">
            <text:p>1</text:p>
          </table:table-cell>
          <table:table-cell table:formula="of:=[.B44]*[.$D44]" office:value-type="float" office:value="0.1" calcext:value-type="float">
            <text:p>0.1</text:p>
          </table:table-cell>
          <table:table-cell table:formula="of:=[.C44]*[.$D44]" office:value-type="float" office:value="0.00948" calcext:value-type="float">
            <text:p>0.0094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0738799q" xlink:type="simple">https://www.digikey.com/short/0738799q</text:a></text:p>
          </table:table-cell>
          <table:table-cell/>
        </table:table-row>
        <table:table-row table:style-name="ro1">
          <table:table-cell office:value-type="string" calcext:value-type="string">
            <text:p>16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[.B45]*[.$D45]" office:value-type="float" office:value="0.1" calcext:value-type="float">
            <text:p>0.1</text:p>
          </table:table-cell>
          <table:table-cell table:formula="of:=[.C45]*[.$D45]" office:value-type="float" office:value="0.01" calcext:value-type="float">
            <text:p>0.0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q75030z4" xlink:type="simple">https://www.digikey.com/short/q75030z4</text:a></text:p>
          </table:table-cell>
          <table:table-cell/>
        </table:table-row>
        <table:table-row table:style-name="ro1">
          <table:table-cell office:value-type="string" calcext:value-type="string">
            <text:p>14K Ohm Res</text:p>
          </table:table-cell>
          <table:table-cell office:value-type="float" office:value="0.1" calcext:value-type="float">
            <text:p>0.1</text:p>
          </table:table-cell>
          <table:table-cell office:value-type="float" office:value="0.0092" calcext:value-type="float">
            <text:p>0.0092</text:p>
          </table:table-cell>
          <table:table-cell office:value-type="float" office:value="1" calcext:value-type="float">
            <text:p>1</text:p>
          </table:table-cell>
          <table:table-cell table:formula="of:=[.B46]*[.$D46]" office:value-type="float" office:value="0.1" calcext:value-type="float">
            <text:p>0.1</text:p>
          </table:table-cell>
          <table:table-cell table:formula="of:=[.C46]*[.$D46]" office:value-type="float" office:value="0.0092" calcext:value-type="float">
            <text:p>0.009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f53tj9wj" xlink:type="simple">https://www.digikey.com/short/f53tj9wj</text:a>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office:value-type="float" office:value="5.58" calcext:value-type="float">
            <text:p>5.58</text:p>
          </table:table-cell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formula="of:=[.B47]*[.$D47]" office:value-type="float" office:value="5.58" calcext:value-type="float">
            <text:p>5.58</text:p>
          </table:table-cell>
          <table:table-cell table:formula="of:=[.C47]*[.$D47]" office:value-type="float" office:value="4.25" calcext:value-type="float">
            <text:p>4.2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<text:a xlink:href="https://www.digikey.com/short/bqdq89mv" xlink:type="simple">https://www.digikey.com/short/bqdq89mv</text:a></text:p>
          </table:table-cell>
          <table:table-cell office:value-type="string" calcext:value-type="string">
            <text:p>I forgot what battery you said you had, so I used an 18650 for now, I would stick with Through Hole Varriant</text:p>
          </table:table-cell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0.64" calcext:value-type="float">
            <text:p>0.64</text:p>
          </table:table-cell>
          <table:table-cell office:value-type="float" office:value="0.35796" calcext:value-type="float">
            <text:p>0.35796</text:p>
          </table:table-cell>
          <table:table-cell office:value-type="float" office:value="1" calcext:value-type="float">
            <text:p>1</text:p>
          </table:table-cell>
          <table:table-cell table:formula="of:=[.B48]*[.$D48]" office:value-type="float" office:value="0.64" calcext:value-type="float">
            <text:p>0.64</text:p>
          </table:table-cell>
          <table:table-cell table:formula="of:=[.C48]*[.$D48]" office:value-type="float" office:value="0.35796" calcext:value-type="float">
            <text:p>0.35796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w38td5tb" xlink:type="simple">https://www.digikey.com/short/w38td5tb</text:a></text:p>
          </table:table-cell>
          <table:table-cell office:value-type="string" calcext:value-type="string">
            <text:p>We should probably use whatever you used for the old swadges, I don’t know much about Buzzer speakers</text:p>
          </table:table-cell>
        </table:table-row>
        <table:table-row table:style-name="ro1">
          <table:table-cell office:value-type="string" calcext:value-type="string">
            <text:p>Push Button Cap</text:p>
          </table:table-cell>
          <table:table-cell office:value-type="float" office:value="0.11" calcext:value-type="float">
            <text:p>0.11</text:p>
          </table:table-cell>
          <table:table-cell office:value-type="float" office:value="0.08864" calcext:value-type="float">
            <text:p>0.08864</text:p>
          </table:table-cell>
          <table:table-cell office:value-type="float" office:value="8" calcext:value-type="float">
            <text:p>8</text:p>
          </table:table-cell>
          <table:table-cell table:formula="of:=[.B49]*[.$D49]" office:value-type="float" office:value="0.88" calcext:value-type="float">
            <text:p>0.88</text:p>
          </table:table-cell>
          <table:table-cell table:formula="of:=[.C49]*[.$D49]" office:value-type="float" office:value="0.70912" calcext:value-type="float">
            <text:p>0.70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www.digikey.com/short/4p2tzjzj" xlink:type="simple">https://www.digikey.com/short/4p2tzjzj</text:a></text:p>
          </table:table-cell>
          <table:table-cell/>
        </table:table-row>
        <table:table-row table:style-name="ro1">
          <table:table-cell office:value-type="string" calcext:value-type="string">
            <text:p>Push Button DPDT</text:p>
          </table:table-cell>
          <table:table-cell office:value-type="float" office:value="0.71" calcext:value-type="float">
            <text:p>0.71</text:p>
          </table:table-cell>
          <table:table-cell office:value-type="float" office:value="0.5004" calcext:value-type="float">
            <text:p>0.5004</text:p>
          </table:table-cell>
          <table:table-cell office:value-type="float" office:value="8" calcext:value-type="float">
            <text:p>8</text:p>
          </table:table-cell>
          <table:table-cell table:formula="of:=[.B50]*[.$D50]" office:value-type="float" office:value="5.68" calcext:value-type="float">
            <text:p>5.68</text:p>
          </table:table-cell>
          <table:table-cell table:formula="of:=[.C50]*[.$D50]" office:value-type="float" office:value="4.0032" calcext:value-type="float">
            <text:p>4.0032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<text:a xlink:href="https://www.digikey.com/short/8h43w1mv" xlink:type="simple">https://www.digikey.com/short/8h43w1mv</text:a></text:p>
          </table:table-cell>
          <table:table-cell office:value-type="string" calcext:value-type="string">
            <text:p>There is no SMD Variant, I need a DPST or better and I can’t find in an SMD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ice for test kit</text:p>
          </table:table-cell>
          <table:table-cell table:number-columns-repeated="2"/>
          <table:table-cell table:style-name="ce2" office:value-type="string" calcext:value-type="string">
            <text:p>Price for 250 Solder Panel Kits 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 table:formula="of:=(SUM([.E35:.E50]))" office:value-type="currency" office:currency="USD" office:value="17.09" calcext:value-type="currency">
            <text:p>$17.09</text:p>
          </table:table-cell>
          <table:table-cell table:number-columns-repeated="2"/>
          <table:table-cell table:style-name="ce3" table:formula="of:=250*(SUM([.F35:.F50]))" office:value-type="currency" office:currency="USD" office:value="2700.525" calcext:value-type="currency">
            <text:p>$2,700.53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 calcext:value-type="string">
            <text:p>Price per Kit (Assuming you buy 250)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3" table:formula="of:=[.F54]/250" office:value-type="currency" office:currency="USD" office:value="10.8021" calcext:value-type="currency">
            <text:p>$10.8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ice does not include cost of PCB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table:style-name="ce6" office:value-type="string" calcext:value-type="string">
            <text:p>For this Sheet I picked parts on Digi-Key that did not have a tariff attached to them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 style:data-style-name="N2" text:time-value="17:47:44.7198294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09:29:45.755698291</meta:creation-date>
    <dc:date>2025-10-15T19:55:42.244837487</dc:date>
    <meta:editing-duration>PT12H45M23S</meta:editing-duration>
    <meta:editing-cycles>6</meta:editing-cycles>
    <meta:generator>LibreOffice/24.2.3.2$MacOSX_AARCH64 LibreOffice_project/433d9c2ded56988e8a90e6b2e771ee4e6a5ab2ba</meta:generator>
    <meta:document-statistic meta:table-count="2" meta:cell-count="615" meta:object-count="0"/>
  </office:meta>
</office:document-meta>
</file>